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0C400000045F9AC0220.png" manifest:media-type=""/>
  <manifest:file-entry manifest:full-path="Pictures/10000201000004B00000016508D4859B.png" manifest:media-type=""/>
  <manifest:file-entry manifest:full-path="Pictures/10000000000000200000002000309F1C.png" manifest:media-type=""/>
  <manifest:file-entry manifest:full-path="Pictures/100002010000001E0000001E57F6E610.png" manifest:media-type=""/>
  <manifest:file-entry manifest:full-path="Pictures/10000201000000C80000003BC6868209.png" manifest:media-type=""/>
  <manifest:file-entry manifest:full-path="Pictures/100002010000050B000005FF24D8139A.png" manifest:media-type=""/>
  <manifest:file-entry manifest:full-path="Pictures/10000201000003C1000003286027EAD0.png" manifest:media-type=""/>
  <manifest:file-entry manifest:full-path="Pictures/1000020100000422000004E9D7AF1757.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Green_20_Bright">
      <style:graphic-properties draw:textarea-horizontal-align="justify" draw:textarea-vertical-align="middle" draw:auto-grow-height="false"/>
    </style:style>
    <style:style style:name="gr3" style:family="graphic" style:parent-style-name="Green_20_Dark">
      <style:graphic-properties draw:textarea-horizontal-align="justify" draw:textarea-vertical-align="middle" draw:auto-grow-height="false"/>
    </style:style>
    <style:style style:name="gr4" style:family="graphic" style:parent-style-name="Blue_20_Bright">
      <style:graphic-properties draw:textarea-horizontal-align="justify" draw:textarea-vertical-align="middle" draw:auto-grow-height="false"/>
    </style:style>
    <style:style style:name="gr5" style:family="graphic" style:parent-style-name="Blue_20_Dark">
      <style:graphic-properties draw:textarea-horizontal-align="justify" draw:textarea-vertical-align="middle" draw:auto-grow-height="false"/>
    </style:style>
    <style:style style:name="gr6" style:family="graphic" style:parent-style-name="Orange_20_Bright">
      <style:graphic-properties draw:textarea-horizontal-align="justify" draw:textarea-vertical-align="middle" draw:auto-grow-height="false"/>
    </style:style>
    <style:style style:name="gr7" style:family="graphic" style:parent-style-name="Orange_20_Dark">
      <style:graphic-properties draw:textarea-horizontal-align="justify" draw:textarea-vertical-align="middle" draw:auto-grow-height="false"/>
    </style:style>
    <style:style style:name="gr8" style:family="graphic" style:parent-style-name="Purple_20_Bright">
      <style:graphic-properties draw:textarea-horizontal-align="justify" draw:textarea-vertical-align="middle" draw:auto-grow-height="false"/>
    </style:style>
    <style:style style:name="gr9" style:family="graphic" style:parent-style-name="Purple_20_Dark">
      <style:graphic-properties draw:textarea-horizontal-align="justify" draw:textarea-vertical-align="middle" draw:auto-grow-height="false"/>
    </style:style>
    <style:style style:name="gr10" style:family="graphic" style:parent-style-name="Yellow_20_Bright">
      <style:graphic-properties draw:textarea-horizontal-align="justify" draw:textarea-vertical-align="middle" draw:auto-grow-height="false"/>
    </style:style>
    <style:style style:name="gr11" style:family="graphic" style:parent-style-name="Yellow_20_Dark">
      <style:graphic-properties draw:textarea-horizontal-align="justify" draw:textarea-vertical-align="middle" draw:auto-grow-height="false"/>
    </style:style>
    <style:style style:name="gr12" style:family="graphic" style:parent-style-name="Connector">
      <style:graphic-properties draw:textarea-horizontal-align="center" draw:textarea-vertical-align="middle"/>
    </style:style>
    <style:style style:name="gr13" style:family="graphic" style:parent-style-name="Code_20_Window">
      <style:graphic-properties draw:fill="solid" draw:fill-color="#e6e6e6"/>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Section_20_Header-title">
      <style:graphic-properties draw:auto-grow-height="true" fo:min-height="3cm"/>
    </style:style>
    <style:style style:name="pr8" style:family="presentation" style:parent-style-name="Section_20_Header-subtitle">
      <style:graphic-properties draw:fill-color="#ffffff" fo:min-height="6cm"/>
    </style:style>
    <style:style style:name="pr9" style:family="presentation" style:parent-style-name="Section_20_Header-notes">
      <style:graphic-properties draw:fill-color="#ffffff" draw:auto-grow-height="true" fo:min-height="13.364cm"/>
    </style:style>
    <style:style style:name="pr10" style:family="presentation" style:parent-style-name="Default-title">
      <style:graphic-properties fo:min-height="2.5cm"/>
    </style:style>
    <style:style style:name="pr11" style:family="presentation" style:parent-style-name="Default-outline1">
      <style:graphic-properties fo:min-height="12.179cm"/>
    </style:style>
    <style:style style:name="pr12" style:family="presentation" style:parent-style-name="Default-notes">
      <style:graphic-properties draw:fill-color="#ffffff" fo:min-height="13.364cm"/>
    </style:style>
    <style:style style:name="pr13" style:family="presentation" style:parent-style-name="Default-outline1">
      <style:graphic-properties fo:min-height="13.86cm"/>
    </style:style>
    <style:style style:name="pr14" style:family="presentation" style:parent-style-name="Final_20_Slide-title">
      <style:graphic-properties draw:auto-grow-height="true" fo:min-height="3cm"/>
    </style:style>
    <style:style style:name="pr15" style:family="presentation" style:parent-style-name="Final_20_Slide-outline1">
      <style:graphic-properties draw:auto-grow-height="true" fo:min-height="6cm"/>
    </style:style>
    <style:style style:name="pr16"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text-properties fo:font-size="66pt" style:font-size-asian="66pt" style:font-size-complex="66pt"/>
    </style:style>
    <style:style style:name="P5" style:family="paragraph">
      <style:paragraph-properties fo:text-align="start"/>
      <style:text-properties style:font-size-asian="26pt"/>
    </style:style>
    <style:style style:name="P6" style:family="paragraph">
      <style:text-properties style:font-size-asian="26pt"/>
    </style:style>
    <style:style style:name="P7" style:family="paragraph">
      <style:text-properties style:font-size-asian="28.1000003814697pt"/>
    </style:style>
    <style:style style:name="P8" style:family="paragraph">
      <style:paragraph-properties fo:text-align="center"/>
    </style:style>
    <style:style style:name="T1" style:family="text">
      <style:text-properties fo:color="#000000"/>
    </style:style>
    <style:style style:name="T2" style:family="text">
      <style:text-properties fo:font-size="66pt" style:font-size-asian="66pt" style:font-size-complex="6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関東LibreOffice勉強会(#2)</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breOffice 4.0の新機能</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まずはお約束</text:p>
          </draw:text-box>
        </draw:frame>
        <draw:frame presentation:style-name="pr5" draw:text-style-name="P4" draw:layer="layout" svg:width="26cm" svg:height="14.36cm" svg:x="1cm" svg:y="4.5cm" presentation:class="outline">
          <draw:text-box>
            <text:p text:style-name="P4"><text:span text:style-name="T2">KDDI</text:span><text:span text:style-name="T2">ウェブ</text:span></text:p>
            <text:p text:style-name="P4"><text:span text:style-name="T2">コミュニケーションズ様</text:span></text:p>
            <text:p text:style-name="P4"><text:span text:style-name="T2">素晴らしい会場を</text:span></text:p>
            <text:p text:style-name="P4"><text:span text:style-name="T2">ご提供いただき</text:span></text:p>
            <text:p text:style-name="P4"><text:span text:style-name="T2">ありがとうございます！</text:spa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Section Header Example" draw:style-name="dp3" draw:master-page-name="Section_20_Header" presentation:presentation-page-layout-name="AL2T0" presentation:use-footer-name="ftr1" presentation:use-date-time-name="dtd1">
        <office:forms form:automatic-focus="false" form:apply-design-mode="false"/>
        <draw:frame presentation:style-name="pr7" draw:layer="layout" svg:width="21.5cm" svg:height="3cm" svg:x="3.5cm" svg:y="6.7cm" presentation:class="title">
          <draw:text-box>
            <text:p>LibreOffice 4.0ってどんなバージョン？</text:p>
          </draw:text-box>
        </draw:frame>
        <draw:frame presentation:style-name="pr8" draw:text-style-name="P6" draw:layer="layout" svg:width="21.5cm" svg:height="6cm" svg:x="3.5cm" svg:y="10cm" presentation:class="subtitle" presentation:user-transformed="true">
          <draw:text-box>
            <text:p text:style-name="P5">すごいぜ……<text:line-break/>一桁目変わってる……<text:line-break/>なにが変わったんだろうか……</text:p>
            <text:p text:style-name="P5">ざわ…ざわ…</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9" draw:text-style-name="P7"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presentation:user-transformed="true">
          <draw:text-box>
            <text:p>実のところ</text:p>
          </draw:text-box>
        </draw:frame>
        <draw:frame presentation:style-name="pr11" draw:layer="layout" svg:width="26cm" svg:height="12.179cm" svg:x="1cm" svg:y="4.5cm" presentation:class="outline">
          <draw:text-box>
            <text:list text:style-name="L2">
              <text:list-item>
                <text:p>機能追加はそんなに派手じゃないです</text:p>
                <text:list>
                  <text:list-item>
                    <text:p>「4.0」という名前の割りにはね</text:p>
                  </text:list-item>
                </text:list>
              </text:list-item>
              <text:list-item>
                <text:p>「パフォーマンスの向上」「</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12" draw:layer="layout" svg:width="16.799cm" svg:height="13.364cm" svg:x="2.1cm" svg:y="14.107cm" presentation:class="notes" presentation:placeholder="true">
            <draw:text-box/>
          </draw:frame>
        </presentation:notes>
      </draw:page>
      <draw:page draw:name="Shapes" draw:style-name="dp3" draw:master-page-name="Default"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presentation:user-transformed="true">
          <draw:text-box>
            <text:p>あらかじめ定義された図形</text:p>
          </draw:text-box>
        </draw:frame>
        <draw:frame presentation:style-name="pr13" draw:layer="layout" svg:width="26cm" svg:height="13.86cm" svg:x="1cm" svg:y="4.5cm" presentation:class="outline">
          <draw:text-box>
            <text:p>便利に使えるよういくつか図形を定義しておきました: 図形をコピーしたり、書式をコピーしたり、LibOスタイルを用いたりしましょう。</text:p>
          </draw:text-box>
        </draw:frame>
        <draw:custom-shape draw:style-name="gr2" draw:text-style-name="P8" xml:id="id2" draw:id="id2" draw:layer="layout" svg:width="5.5cm" svg:height="1.5cm" svg:x="8.999cm" svg:y="7.5cm">
          <text:p text:style-name="P8">明るい緑</text:p>
          <draw:enhanced-geometry svg:viewBox="0 0 21600 21600" draw:type="rectangle" draw:enhanced-path="M 0 0 L 21600 0 21600 21600 0 21600 0 0 Z N"/>
        </draw:custom-shape>
        <draw:custom-shape draw:style-name="gr3" draw:text-style-name="P8" xml:id="id1" draw:id="id1" draw:layer="layout" svg:width="5.5cm" svg:height="1.5cm" svg:x="1cm" svg:y="7.5cm">
          <text:p text:style-name="P8">濃い緑</text:p>
          <draw:enhanced-geometry svg:viewBox="0 0 21600 21600" draw:type="rectangle" draw:enhanced-path="M 0 0 L 21600 0 21600 21600 0 21600 0 0 Z N"/>
        </draw:custom-shape>
        <draw:custom-shape draw:style-name="gr4" draw:text-style-name="P8" xml:id="id4" draw:id="id4" draw:layer="layout" svg:width="5.5cm" svg:height="1.5cm" svg:x="8.999cm" svg:y="9.5cm">
          <text:p text:style-name="P8">明るい青</text:p>
          <draw:enhanced-geometry svg:viewBox="0 0 21600 21600" draw:type="rectangle" draw:enhanced-path="M 0 0 L 21600 0 21600 21600 0 21600 0 0 Z N"/>
        </draw:custom-shape>
        <draw:custom-shape draw:style-name="gr5" draw:text-style-name="P8" xml:id="id3" draw:id="id3" draw:layer="layout" svg:width="5.5cm" svg:height="1.5cm" svg:x="1cm" svg:y="9.5cm">
          <text:p text:style-name="P8">濃い青</text:p>
          <draw:enhanced-geometry svg:viewBox="0 0 21600 21600" draw:type="rectangle" draw:enhanced-path="M 0 0 L 21600 0 21600 21600 0 21600 0 0 Z N"/>
        </draw:custom-shape>
        <draw:custom-shape draw:style-name="gr6" draw:text-style-name="P8" xml:id="id6" draw:id="id6" draw:layer="layout" svg:width="5.5cm" svg:height="1.5cm" svg:x="8.999cm" svg:y="11.5cm">
          <text:p text:style-name="P8">明るいオレンジ</text:p>
          <draw:enhanced-geometry svg:viewBox="0 0 21600 21600" draw:type="rectangle" draw:enhanced-path="M 0 0 L 21600 0 21600 21600 0 21600 0 0 Z N"/>
        </draw:custom-shape>
        <draw:custom-shape draw:style-name="gr7" draw:text-style-name="P8" xml:id="id5" draw:id="id5" draw:layer="layout" svg:width="5.5cm" svg:height="1.5cm" svg:x="1cm" svg:y="11.5cm">
          <text:p text:style-name="P8">濃いオレンジ</text:p>
          <draw:enhanced-geometry svg:viewBox="0 0 21600 21600" draw:type="rectangle" draw:enhanced-path="M 0 0 L 21600 0 21600 21600 0 21600 0 0 Z N"/>
        </draw:custom-shape>
        <draw:custom-shape draw:style-name="gr8" draw:text-style-name="P8" xml:id="id8" draw:id="id8" draw:layer="layout" svg:width="5.5cm" svg:height="1.5cm" svg:x="8.999cm" svg:y="13.5cm">
          <text:p text:style-name="P8">明るい紫</text:p>
          <draw:enhanced-geometry svg:viewBox="0 0 21600 21600" draw:type="rectangle" draw:enhanced-path="M 0 0 L 21600 0 21600 21600 0 21600 0 0 Z N"/>
        </draw:custom-shape>
        <draw:custom-shape draw:style-name="gr9" draw:text-style-name="P8" xml:id="id7" draw:id="id7" draw:layer="layout" svg:width="5.5cm" svg:height="1.5cm" svg:x="1cm" svg:y="13.5cm">
          <text:p text:style-name="P8">濃い紫</text:p>
          <draw:enhanced-geometry svg:viewBox="0 0 21600 21600" draw:type="rectangle" draw:enhanced-path="M 0 0 L 21600 0 21600 21600 0 21600 0 0 Z N"/>
        </draw:custom-shape>
        <draw:custom-shape draw:style-name="gr10" draw:text-style-name="P8" xml:id="id10" draw:id="id10" draw:layer="layout" svg:width="5.5cm" svg:height="1.5cm" svg:x="9cm" svg:y="15.5cm">
          <text:p text:style-name="P8">明るい黄色</text:p>
          <draw:enhanced-geometry svg:viewBox="0 0 21600 21600" draw:type="rectangle" draw:enhanced-path="M 0 0 L 21600 0 21600 21600 0 21600 0 0 Z N"/>
        </draw:custom-shape>
        <draw:custom-shape draw:style-name="gr11" draw:text-style-name="P8" xml:id="id9" draw:id="id9" draw:layer="layout" svg:width="5.5cm" svg:height="1.5cm" svg:x="1cm" svg:y="15.5cm">
          <text:p text:style-name="P8">濃い黄色</text:p>
          <draw:enhanced-geometry svg:viewBox="0 0 21600 21600" draw:type="rectangle" draw:enhanced-path="M 0 0 L 21600 0 21600 21600 0 21600 0 0 Z N"/>
        </draw:custom-shape>
        <draw:connector draw:style-name="gr12" draw:text-style-name="P8" draw:layer="layout" svg:x1="6.5cm" svg:y1="8.25cm" svg:x2="8.999cm" svg:y2="8.25cm" draw:start-shape="id1" draw:start-glue-point="1" draw:end-shape="id2" draw:end-glue-point="3" svg:d="m6500 8250h2499" svg:viewBox="0 0 2500 1">
          <text:p/>
        </draw:connector>
        <draw:custom-shape draw:style-name="gr13" draw:text-style-name="P8" draw:layer="layout" svg:width="10.5cm" svg:height="9.5cm" svg:x="16.5cm" svg:y="7.5cm">
          <text:p>ソースコードの例やXMLの宣言、デバッグ出力などはこの中に書きましょう ;-)</text:p>
          <draw:enhanced-geometry svg:viewBox="0 0 21600 21600" draw:type="rectangle" draw:enhanced-path="M 0 0 L 21600 0 21600 21600 0 21600 0 0 Z N"/>
        </draw:custom-shape>
        <draw:connector draw:style-name="gr12" draw:text-style-name="P8" draw:layer="layout" svg:x1="6.5cm" svg:y1="10.25cm" svg:x2="8.999cm" svg:y2="10.25cm" draw:start-shape="id3" draw:start-glue-point="1" draw:end-shape="id4" draw:end-glue-point="3" svg:d="m6500 10250h2499" svg:viewBox="0 0 2500 1">
          <text:p/>
        </draw:connector>
        <draw:connector draw:style-name="gr12" draw:text-style-name="P8" draw:layer="layout" svg:x1="6.5cm" svg:y1="12.25cm" svg:x2="8.999cm" svg:y2="12.25cm" draw:start-shape="id5" draw:start-glue-point="1" draw:end-shape="id6" draw:end-glue-point="3" svg:d="m6500 12250h2499" svg:viewBox="0 0 2500 1">
          <text:p/>
        </draw:connector>
        <draw:connector draw:style-name="gr12" draw:text-style-name="P8" draw:layer="layout" svg:x1="6.5cm" svg:y1="14.25cm" svg:x2="8.999cm" svg:y2="14.25cm" draw:start-shape="id7" draw:start-glue-point="1" draw:end-shape="id8" draw:end-glue-point="3" svg:d="m6500 14250h2499" svg:viewBox="0 0 2500 1">
          <text:p/>
        </draw:connector>
        <draw:connector draw:style-name="gr12" draw:text-style-name="P8" draw:layer="layout" svg:x1="6.5cm" svg:y1="16.25cm" svg:x2="9cm" svg:y2="16.25cm" draw:start-shape="id9" draw:start-glue-point="1" draw:end-shape="id10" draw:end-glue-point="3" svg:d="m6500 16250h2500" svg:viewBox="0 0 2501 1">
          <text:p/>
        </draw:connector>
        <presentation:notes draw:style-name="dp2">
          <draw:page-thumbnail draw:style-name="gr1" draw:layer="layout" svg:width="14.848cm" svg:height="11.136cm" svg:x="3.075cm" svg:y="2.257cm" draw:page-number="5" presentation:class="page"/>
          <draw:frame presentation:style-name="pr12" draw:layer="layout" svg:width="16.799cm" svg:height="13.364cm" svg:x="2.1cm" svg:y="14.107cm" presentation:class="notes" presentation:placeholder="true">
            <draw:text-box/>
          </draw:frame>
        </presentation:notes>
      </draw:page>
      <draw:page draw:name="page6" draw:style-name="dp3" draw:master-page-name="Section_20_Header" presentation:presentation-page-layout-name="AL2T0" presentation:use-footer-name="ftr1" presentation:use-date-time-name="dtd1">
        <office:forms form:automatic-focus="false" form:apply-design-mode="false"/>
        <draw:frame presentation:style-name="pr7" draw:layer="layout" svg:width="21.5cm" svg:height="3cm" svg:x="3.5cm" svg:y="6.7cm" presentation:class="title">
          <draw:text-box>
            <text:p>セクションヘッダの例</text:p>
          </draw:text-box>
        </draw:frame>
        <draw:frame presentation:style-name="pr8" draw:layer="layout" svg:width="21.5cm" svg:height="6cm" svg:x="3.5cm" svg:y="10cm" presentation:class="subtitle">
          <draw:text-box>
            <text:p>なにか適当な文をここに書いてもいいですよ…</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layer="layout" svg:width="16.799cm" svg:height="13.364cm" svg:x="2.1cm" svg:y="14.107cm" presentation:class="notes" presentation:placeholder="true">
            <draw:text-box/>
          </draw:frame>
        </presentation:notes>
      </draw:page>
      <draw:page draw:name="Final Slide Example" draw:style-name="dp3" draw:master-page-name="Final_20_Slide" presentation:presentation-page-layout-name="AL1T1" presentation:use-footer-name="ftr1" presentation:use-date-time-name="dtd1">
        <office:forms form:automatic-focus="false" form:apply-design-mode="false"/>
        <draw:frame presentation:style-name="pr14" draw:layer="layout" svg:width="21.5cm" svg:height="3cm" svg:x="3.5cm" svg:y="6.7cm" presentation:class="title" presentation:user-transformed="true">
          <draw:text-box>
            <text:p>ありがとうございます…</text:p>
          </draw:text-box>
        </draw:frame>
        <draw:frame presentation:style-name="pr15" draw:layer="layout" svg:width="21.5cm" svg:height="6cm" svg:x="3.5cm" svg:y="10cm" presentation:class="outline">
          <draw:text-box>
            <text:list text:style-name="L2">
              <text:list-item>
                <text:p>… このプレゼンテンプレートを使ってくれて！</text:p>
              </text:list-item>
              <text:list-item>
                <text:p>… LibreOffice を応援してくれて！</text:p>
              </text:list-item>
            </text:list>
          </draw:text-box>
        </draw:frame>
        <presentation:notes draw:style-name="dp2">
          <draw:page-thumbnail draw:style-name="gr1" draw:layer="layout" svg:width="14.848cm" svg:height="11.136cm" svg:x="3.075cm" svg:y="2.257cm" draw:page-number="7" presentation:class="page"/>
          <draw:frame presentation:style-name="pr1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font-family-asian="'IPA Pゴシック'" style:font-style-name-asian="標準" style:font-family-generic-asian="swiss" style:font-pitch-asian="variabl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0pt" style:language-asian="ja" style:country-asian="JP"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2H3M4S</meta:editing-duration>
    <meta:editing-cycles>13</meta:editing-cycles>
    <meta:generator>LibreOffice/4.0$Linux_x86 LibreOffice_project/527dba6f6e0cfbbc71bd6e7b88a52699bb48799</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1-28T22:12:09</dc:date>
    <dc:creator>Naruhiko Ogasawara</dc:creator>
    <meta:document-statistic meta:object-count="119"/>
  </office:meta>
</office:document-meta>
</file>